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</style:style>
  </office:automatic-styles>
  <office:body>
    <office:text text:use-soft-page-breaks="true">
      <text:p text:style-name="P1">Full domain objects contra anemic domain objects</text:p>
      <text:p text:style-name="Normální">Anemic: + is testability</text:p>
      <text:p text:style-name="Normální">Full: + is encapsulation, cannot create / change it to wrong o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language="en" fo:country="US"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delovic</meta:initial-creator>
    <dc:creator>nedelovic</dc:creator>
    <meta:creation-date>2020-12-20T16:07:00Z</meta:creation-date>
    <dc:date>2020-12-20T17:08:00Z</dc:date>
    <meta:template xlink:href="Normal.dotm" xlink:type="simple"/>
    <meta:editing-cycles>1</meta:editing-cycles>
    <meta:editing-duration>PT3660S</meta:editing-duration>
    <meta:document-statistic meta:page-count="1" meta:paragraph-count="1" meta:word-count="20" meta:character-count="138" meta:row-count="1" meta:non-whitespace-character-count="119"/>
  </office:meta>
</office:document-meta>
</file>